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8"/>
    </style:style>
    <style:style style:name="gr2" style:family="graphic" style:parent-style-name="standard">
      <style:graphic-properties draw:stroke="none" svg:stroke-width="0cm" draw:fill-color="#4e503e"/>
    </style:style>
    <style:style style:name="gr3" style:family="graphic" style:parent-style-name="standard">
      <style:graphic-properties draw:stroke="none" svg:stroke-width="0cm" draw:fill-color="#b7b89e"/>
    </style:style>
    <style:style style:name="gr4" style:family="graphic" style:parent-style-name="standard">
      <style:graphic-properties draw:stroke="none" svg:stroke-width="0cm" draw:fill-color="#7c7d5d"/>
    </style:style>
    <style:style style:name="gr5" style:family="graphic" style:parent-style-name="standard">
      <style:graphic-properties draw:stroke="none" svg:stroke-width="0cm" draw:fill-color="#000000"/>
    </style:style>
    <style:style style:name="gr6"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4.055cm" svg:y="-5cm"/>
          <draw:glue-point draw:id="5" svg:x="5cm" svg:y="-5cm"/>
          <draw:glue-point draw:id="6" svg:x="0.472cm" svg:y="-5cm"/>
          <draw:glue-point draw:id="7" svg:x="-5cm" svg:y="5cm"/>
          <draw:glue-point draw:id="8" svg:x="4.066cm" svg:y="5cm"/>
          <draw:glue-point draw:id="9" svg:x="-0.468cm" svg:y="5cm"/>
          <draw:glue-point draw:id="10" svg:x="-5cm" svg:y="-3.567cm"/>
          <draw:glue-point draw:id="11" svg:x="-5cm" svg:y="0.689cm"/>
          <draw:glue-point draw:id="12" svg:x="5cm" svg:y="3.551cm"/>
          <draw:glue-point draw:id="13" svg:x="5cm" svg:y="-0.726cm"/>
          <draw:glue-point draw:id="14" svg:x="0.002cm" svg:y="-0.005cm"/>
          <draw:polygon draw:style-name="gr1" draw:layer="layout" svg:width="2.955cm" svg:height="0.277cm" svg:x="0.009cm" svg:y="0.019cm" svg:viewBox="0 0 2956 278" draw:points="0,278 277,0 2956,0 2678,278">
            <text:p/>
          </draw:polygon>
          <draw:polygon draw:style-name="gr2" draw:layer="layout" svg:width="0.289cm" svg:height="0.29cm" svg:x="0.002cm" svg:y="0.011cm" svg:viewBox="0 0 290 291" draw:points="284,0 278,2 0,279 11,291 290,14">
            <text:p/>
          </draw:polygon>
          <draw:polygon draw:style-name="gr2" draw:layer="layout" svg:width="2.683cm" svg:height="0.016cm" svg:x="0.286cm" svg:y="0.011cm" svg:viewBox="0 0 2684 17" draw:points="2684,15 2678,0 0,0 0,17 2678,17">
            <text:p/>
          </draw:polygon>
          <draw:polygon draw:style-name="gr2" draw:layer="layout" svg:width="0.289cm" svg:height="0.29cm" svg:x="2.68cm" svg:y="0.014cm" svg:viewBox="0 0 290 291" draw:points="5,291 11,288 290,11 278,0 0,276">
            <text:p/>
          </draw:polygon>
          <draw:polygon draw:style-name="gr2" draw:layer="layout" svg:width="2.684cm" svg:height="0.016cm" svg:x="0.002cm" svg:y="0.287cm" svg:viewBox="0 0 2685 17" draw:points="0,2 6,17 2685,17 2685,0 6,0">
            <text:p/>
          </draw:polygon>
          <draw:polygon draw:style-name="gr3" draw:layer="layout" svg:width="2.678cm" svg:height="1.686cm" svg:x="0.009cm" svg:y="0.294cm" svg:viewBox="0 0 2679 1687" draw:points="0,0 2679,0 2679,1687 0,1687">
            <text:p/>
          </draw:polygon>
          <draw:polygon draw:style-name="gr2" draw:layer="layout" svg:width="2.686cm" svg:height="0.016cm" svg:x="0.009cm" svg:y="0.287cm" svg:viewBox="0 0 2687 17" draw:points="2687,8 2678,0 0,0 0,17 2678,17 2687,8 2687,0 2678,0">
            <text:p/>
          </draw:polygon>
          <draw:polygon draw:style-name="gr2" draw:layer="layout" svg:width="0.016cm" svg:height="1.694cm" svg:x="2.678cm" svg:y="0.294cm" svg:viewBox="0 0 17 1695" draw:points="8,1695 17,1686 17,0 0,0 0,1686 8,1695 17,1695 17,1686">
            <text:p/>
          </draw:polygon>
          <draw:polygon draw:style-name="gr2" draw:layer="layout" svg:width="2.686cm" svg:height="0.016cm" svg:x="0cm" svg:y="1.972cm" svg:viewBox="0 0 2687 17" draw:points="0,8 8,17 2687,17 2687,0 8,0 0,8 0,17 8,17">
            <text:p/>
          </draw:polygon>
          <draw:polygon draw:style-name="gr2" draw:layer="layout" svg:width="0.016cm" svg:height="1.694cm" svg:x="0cm" svg:y="0.287cm" svg:viewBox="0 0 17 1695" draw:points="8,0 0,7 0,1695 17,1695 17,7 8,0 0,0 0,7">
            <text:p/>
          </draw:polygon>
          <draw:polygon draw:style-name="gr4" draw:layer="layout" svg:width="0.278cm" svg:height="1.961cm" svg:x="2.686cm" svg:y="0.019cm" svg:viewBox="0 0 279 1962" draw:points="0,1962 279,1685 279,0 0,276">
            <text:p/>
          </draw:polygon>
          <draw:polygon draw:style-name="gr2" draw:layer="layout" svg:width="0.292cm" svg:height="0.288cm" svg:x="2.68cm" svg:y="1.699cm" svg:viewBox="0 0 293 289" draw:points="293,5 278,0 0,277 11,289 290,11 293,5 290,11 293,9">
            <text:p/>
          </draw:polygon>
          <draw:polygon draw:style-name="gr2" draw:layer="layout" svg:width="0.017cm" svg:height="1.704cm" svg:x="2.955cm" svg:y="0cm" svg:viewBox="0 0 18 1705" draw:points="3,13 1,19 0,1705 17,1705 18,19 3,13 18,19 18,0">
            <text:p/>
          </draw:polygon>
          <draw:polygon draw:style-name="gr2" draw:layer="layout" svg:width="0.292cm" svg:height="0.288cm" svg:x="2.678cm" svg:y="0.014cm" svg:viewBox="0 0 293 289" draw:points="0,283 13,289 293,12 281,0 2,276 0,283 2,276 0,279">
            <text:p/>
          </draw:polygon>
          <draw:polygon draw:style-name="gr2" draw:layer="layout" svg:width="0.017cm" svg:height="1.704cm" svg:x="2.678cm" svg:y="0.296cm" svg:viewBox="0 0 18 1705" draw:points="14,1691 18,1685 17,0 0,0 0,1685 14,1691 0,1685 0,1705">
            <text:p/>
          </draw:polygon>
          <draw:polygon draw:style-name="gr5" draw:layer="layout" svg:width="0.329cm" svg:height="0.416cm" svg:x="0.815cm" svg:y="0.544cm" svg:viewBox="0 0 330 417" draw:points="330,264 330,274 329,283 328,292 327,301 325,309 323,318 321,325 318,333 315,340 311,347 308,353 303,359 300,365 295,371 290,376 284,380 279,385 272,389 267,393 260,397 253,400 246,402 239,405 231,408 224,410 216,412 207,413 199,415 189,416 181,416 171,417 162,417 155,417 147,416 138,416 131,415 122,413 113,412 109,411 105,409 100,408 95,407 91,406 87,405 83,402 78,401 74,399 70,397 66,395 62,392 58,390 54,387 50,384 45,381 42,378 38,374 34,371 31,367 27,363 23,358 19,353 17,347 14,342 11,336 9,330 7,324 5,318 4,312 3,305 1,298 1,291 0,284 0,276 0,269 0,0 86,0 86,263 86,269 87,273 87,278 88,283 89,288 90,292 91,296 92,300 94,304 95,307 97,310 99,314 101,317 104,320 105,322 108,325 110,328 113,330 117,332 119,334 122,336 125,337 128,339 131,340 135,341 138,343 142,343 145,344 148,344 153,344 156,345 160,345 166,345 170,344 175,344 181,343 185,343 189,342 193,340 198,340 202,338 205,337 209,335 212,333 215,331 218,329 221,327 224,324 226,322 228,319 230,316 231,313 234,310 235,307 236,304 238,300 239,296 240,293 241,288 241,285 241,281 242,276 243,272 243,267 243,0 330,0">
            <text:p/>
          </draw:polygon>
          <draw:polygon draw:style-name="gr5" draw:layer="layout" svg:width="0.313cm" svg:height="0.405cm" svg:x="1.229cm" svg:y="0.544cm" svg:viewBox="0 0 314 406" draw:points="85,406 0,406 0,0 186,0 194,0 201,0 208,1 214,2 221,3 228,4 233,7 240,9 246,11 251,14 256,17 261,20 266,23 271,27 276,30 280,35 284,39 287,43 291,49 294,53 298,59 300,64 303,70 305,76 307,82 309,88 311,94 311,102 312,108 313,115 314,123 314,130 314,133 314,137 313,141 313,146 312,150 311,155 310,160 309,165 308,171 306,176 304,181 301,187 299,192 297,198 293,203 290,208 286,213 282,218 278,223 273,228 268,232 262,237 256,240 250,244 243,247 236,251 229,253 220,255 212,257 203,258 193,259 183,260 85,260 85,406 85,69 85,189 164,189 170,189 175,188 181,188 185,187 189,186 194,185 198,183 201,182 204,180 207,178 210,176 212,173 214,172 217,169 218,167 220,164 222,161 223,159 224,156 225,154 225,151 226,149 227,146 227,144 228,138 228,134 228,130 228,126 228,123 228,118 228,115 227,112 227,109 225,106 225,103 224,100 222,98 221,95 220,93 218,91 217,88 214,87 212,85 210,83 208,81 206,80 203,78 200,77 197,76 193,75 190,74 186,73 183,72 179,71 175,71 171,70 167,70 162,70 157,70 153,69 85,69">
            <text:p/>
          </draw:polygon>
          <draw:polygon draw:style-name="gr5" draw:layer="layout" svg:width="0.335cm" svg:height="0.427cm" svg:x="1.587cm" svg:y="0.534cm" svg:viewBox="0 0 336 428" draw:points="82,291 82,296 83,301 83,304 83,306 84,309 85,312 85,315 87,317 88,320 90,322 91,325 93,328 95,331 97,333 100,336 102,338 105,341 108,343 112,345 115,347 119,349 123,351 128,352 132,353 137,354 143,356 149,356 155,357 162,358 168,358 176,358 183,357 191,356 198,355 202,355 206,354 209,353 212,352 216,351 220,351 223,349 226,347 229,346 232,344 235,342 237,341 240,339 242,336 244,334 246,331 248,329 249,325 251,322 252,320 252,316 253,313 253,309 253,305 253,302 253,299 253,296 252,294 252,291 251,289 249,287 248,285 247,283 245,281 243,279 242,278 240,276 238,274 235,273 233,271 230,271 228,269 225,268 222,267 216,264 209,262 202,260 195,258 188,256 180,255 136,245 123,241 111,238 105,237 99,235 93,234 87,232 82,230 76,228 70,225 65,223 60,221 56,218 50,215 46,212 42,209 38,206 33,202 29,198 26,193 22,189 20,184 17,179 14,173 12,168 10,161 8,155 7,148 7,141 6,133 5,125 5,121 6,116 7,111 7,106 8,101 9,96 10,91 11,86 13,81 15,76 18,71 21,65 23,60 26,54 30,50 35,45 39,40 44,36 49,31 54,28 61,23 67,20 75,16 83,12 90,10 99,7 108,5 118,3 128,2 140,0 150,0 163,0 175,0 185,0 196,2 206,3 215,5 224,7 233,10 240,13 248,16 255,20 262,23 269,28 274,33 280,37 285,42 290,46 294,52 297,57 302,62 305,68 308,73 310,78 313,84 315,90 317,95 318,100 320,106 321,111 321,116 322,121 323,126 323,131 240,131 240,127 240,123 238,119 237,114 236,111 235,109 234,106 233,103 231,101 230,99 228,96 226,94 224,91 221,88 219,87 216,85 212,82 209,80 204,78 201,77 197,75 192,74 187,73 182,71 176,71 170,71 163,70 157,69 150,70 144,71 138,71 132,72 129,73 126,74 123,75 119,76 117,77 114,77 112,79 109,80 106,82 104,83 101,85 100,87 97,88 95,91 93,93 92,95 90,98 89,100 88,103 87,106 86,109 85,112 85,115 85,119 85,121 85,124 86,126 87,129 87,132 88,134 89,136 90,138 91,140 92,141 93,144 95,145 96,146 97,148 99,149 101,150 104,152 107,155 111,156 115,157 119,158 122,160 126,160 129,161 229,186 239,188 249,191 254,192 259,194 264,196 269,198 274,200 278,202 283,204 287,206 291,209 295,212 299,215 302,217 307,221 310,224 314,228 316,232 320,236 322,240 324,244 327,248 328,253 331,258 332,264 333,270 334,276 335,282 336,288 336,294 335,306 334,316 332,326 331,335 327,344 324,352 320,360 316,367 310,374 305,380 300,385 294,390 288,395 282,400 276,404 269,408 262,410 255,413 248,416 241,418 234,420 228,421 221,423 215,424 209,425 202,426 197,427 192,427 182,428 175,428 161,428 147,427 136,426 124,424 113,422 103,420 93,416 84,413 75,410 67,406 60,403 53,398 47,394 41,389 36,383 31,379 26,373 22,368 19,363 15,357 13,351 10,346 8,340 5,334 4,329 3,323 2,318 0,312 0,307 0,302 0,297 0,291">
            <text:p/>
          </draw:polygon>
          <draw:polygon draw:style-name="gr5" draw:layer="layout" svg:width="1.99cm" svg:height="0.929cm" svg:x="0.393cm" svg:y="0.894cm" svg:viewBox="0 0 1991 930" draw:points="945,540 949,540 960,539 978,539 1000,537 1027,536 1056,533 1088,532 1121,530 1153,528 1186,527 1215,526 1241,524 1264,522 1281,521 1292,521 1297,521 1291,519 1277,514 1256,505 1228,495 1194,482 1155,467 1114,452 1070,436 1026,419 981,402 938,387 898,371 861,357 828,345 802,335 783,329 788,328 802,328 822,327 846,327 877,326 910,325 945,325 982,325 1018,324 1054,323 1086,323 1116,323 1141,322 1160,322 1172,322 1177,322 0,0 773,281 769,282 760,283 746,284 728,285 706,287 681,289 656,290 630,292 603,294 578,295 555,297 532,299 514,300 501,301 492,302 488,302 492,303 501,307 516,315 535,323 558,335 584,348 612,361 642,375 673,389 704,403 734,417 764,430 791,442 816,453 827,457 837,462 846,466 854,468 849,470 840,473 826,477 809,482 788,488 766,495 743,501 720,508 696,514 674,521 652,527 633,533 617,537 605,540 596,543 594,544 1991,930">
            <text:p/>
          </draw:polygon>
          <draw:polygon draw:style-name="gr6" draw:layer="layout" svg:width="0.329cm" svg:height="0.416cm" svg:x="0.8cm" svg:y="0.519cm" svg:viewBox="0 0 330 417" draw:points="330,264 329,274 328,284 328,292 326,301 325,310 323,318 321,326 318,334 315,340 311,347 308,353 303,360 299,365 294,370 289,376 284,380 279,385 273,389 266,393 260,396 253,400 246,403 239,405 231,407 224,410 215,412 207,413 199,414 189,415 180,416 171,417 162,417 154,417 147,417 139,415 130,414 121,413 113,412 109,411 104,409 100,409 95,407 91,406 87,404 83,402 78,401 74,399 70,396 65,395 61,392 57,389 54,387 49,384 45,381 42,378 38,375 34,371 31,367 27,362 23,357 20,353 17,347 14,342 11,336 9,330 7,324 5,318 4,312 2,305 2,298 0,291 0,284 0,277 0,269 0,0 87,0 87,263 87,269 87,273 87,278 88,283 88,288 90,292 91,296 92,300 94,304 95,307 97,311 99,314 101,317 103,320 105,323 108,325 110,327 113,330 116,332 119,334 121,336 125,337 128,339 132,340 135,341 138,342 142,343 145,344 149,344 152,345 156,345 160,345 166,345 170,345 175,344 180,344 185,343 189,342 193,341 198,339 201,338 205,336 208,335 211,334 215,331 218,329 220,327 223,324 225,322 228,319 230,316 232,313 233,310 235,307 236,304 238,300 239,296 240,293 240,289 242,285 242,281 242,276 242,272 242,267 242,0 330,0">
            <text:p/>
          </draw:polygon>
          <draw:polygon draw:style-name="gr6" draw:layer="layout" svg:width="0.313cm" svg:height="0.406cm" svg:x="1.214cm" svg:y="0.519cm" svg:viewBox="0 0 314 407" draw:points="85,407 0,407 0,0 186,0 194,0 201,1 208,1 215,2 222,3 227,5 234,7 240,9 245,11 251,14 257,17 262,20 266,23 271,27 276,30 280,35 284,40 288,44 291,49 294,54 297,59 301,64 302,71 305,76 307,82 309,88 310,95 312,102 313,109 313,116 314,122 314,130 314,133 314,138 313,142 313,146 312,151 311,156 310,160 309,166 307,171 306,176 304,182 302,187 299,192 297,198 293,204 290,209 286,214 282,219 278,223 273,228 268,233 262,237 257,241 250,244 244,248 236,251 229,254 221,255 212,257 203,259 193,259 183,259 85,259 85,407 85,71 85,190 165,190 170,189 175,189 181,188 186,187 190,187 194,185 198,183 201,182 204,180 208,179 210,176 213,174 215,172 217,170 219,167 220,164 222,162 223,159 224,157 225,154 226,151 226,149 227,146 227,144 228,139 228,134 228,130 228,126 228,122 228,119 227,116 227,112 227,109 226,107 225,103 224,101 222,98 222,95 220,94 218,91 217,89 214,87 213,85 210,83 208,82 206,80 203,78 200,78 197,76 194,76 191,74 187,73 183,72 179,72 175,71 172,71 167,71 162,71 158,71 153,71 85,71">
            <text:p/>
          </draw:polygon>
          <draw:polygon draw:style-name="gr6" draw:layer="layout" svg:width="0.335cm" svg:height="0.427cm" svg:x="1.572cm" svg:y="0.509cm" svg:viewBox="0 0 336 428" draw:points="82,291 82,296 82,301 82,303 83,306 84,309 85,311 86,314 87,317 88,320 90,322 91,325 92,327 95,330 97,333 100,335 102,338 105,340 108,342 112,345 115,346 119,349 123,350 128,352 133,353 138,355 143,356 149,356 155,357 162,358 168,358 176,358 183,357 191,356 198,356 202,355 206,353 209,353 213,352 216,351 219,350 223,349 226,347 229,346 232,344 235,342 237,340 240,338 242,336 244,334 246,331 248,329 249,325 250,322 252,319 252,316 253,312 254,308 254,304 254,302 253,299 253,296 252,294 252,291 250,289 250,287 248,285 247,283 245,281 244,280 242,277 240,276 238,274 235,273 233,272 231,270 227,269 224,268 222,266 216,265 209,262 202,260 195,258 188,257 180,254 136,244 123,241 111,239 105,237 100,235 93,234 87,231 82,230 76,227 71,226 65,223 60,220 55,218 50,215 46,212 41,209 37,205 33,201 29,198 26,193 22,189 20,184 17,179 14,173 12,167 10,161 8,155 7,148 7,141 6,133 6,125 6,120 6,116 7,111 7,106 7,102 9,96 10,91 11,86 14,81 15,76 18,71 20,65 23,60 26,55 30,50 35,45 39,40 44,35 49,32 55,27 61,23 68,19 75,16 82,13 90,9 100,7 108,5 118,3 128,1 139,1 151,0 162,0 174,0 186,1 196,2 206,3 215,5 224,7 233,10 241,13 248,16 255,20 262,24 268,28 274,32 280,36 285,42 289,47 294,51 298,57 302,62 305,67 308,73 311,78 313,84 315,89 317,95 318,100 320,105 320,111 321,116 322,121 322,126 322,131 241,131 240,127 239,123 238,119 237,113 236,111 235,109 234,106 233,103 231,101 230,98 227,96 226,94 224,91 221,89 219,86 216,84 212,82 209,80 205,78 201,77 197,75 192,74 187,73 182,71 176,71 170,71 164,70 157,69 151,70 144,71 138,71 132,72 129,73 126,74 123,74 120,76 117,76 114,78 112,78 109,80 107,81 104,83 102,85 100,87 97,89 95,90 94,93 92,95 90,98 89,100 88,103 87,105 86,109 86,112 85,115 85,119 85,121 86,124 86,127 87,129 87,131 88,134 89,136 90,138 91,140 92,142 93,143 95,144 96,146 97,148 100,149 100,150 104,152 107,154 111,156 115,157 119,158 122,159 126,160 129,161 228,185 239,188 249,191 254,192 259,194 264,196 269,198 274,200 278,202 283,204 287,207 291,209 295,212 300,215 303,218 307,220 310,224 314,227 316,231 320,235 322,239 325,244 327,249 329,253 331,258 332,264 334,270 335,275 335,281 336,288 336,294 336,306 335,316 333,327 331,335 327,344 324,352 320,360 316,367 311,373 306,380 300,385 294,390 288,395 281,399 275,403 268,407 262,410 255,413 248,416 241,418 234,420 227,421 221,423 215,424 209,425 202,426 197,426 192,427 182,428 174,428 161,428 148,427 136,425 124,424 113,422 103,420 93,417 84,413 76,410 68,407 60,402 53,398 47,394 41,389 36,384 30,379 26,373 22,368 19,363 15,357 13,351 10,345 7,339 6,334 4,329 2,323 2,318 1,312 0,307 0,302 0,296 0,291">
            <text:p/>
          </draw:polygon>
          <draw:polygon draw:style-name="gr6" draw:layer="layout" svg:width="1.99cm" svg:height="0.93cm" svg:x="0.378cm" svg:y="0.869cm" svg:viewBox="0 0 1991 931" draw:points="945,541 949,540 960,540 977,539 1000,537 1026,536 1056,534 1088,533 1121,531 1154,529 1186,527 1214,526 1241,524 1264,523 1281,522 1292,522 1296,522 1292,520 1278,514 1256,506 1228,495 1194,483 1155,468 1114,452 1070,436 1026,420 981,402 938,386 898,371 861,358 828,345 802,336 783,329 788,329 802,328 822,328 847,327 877,327 910,326 945,325 982,325 1019,324 1054,324 1087,324 1116,323 1141,322 1160,322 1172,322 1177,322 0,0 773,282 770,283 761,283 746,284 727,286 706,287 682,289 657,291 629,293 603,294 578,296 554,298 533,299 514,301 501,301 492,302 489,302 492,304 501,309 516,315 534,324 557,335 584,348 611,361 642,375 673,389 704,404 734,418 764,431 791,443 816,454 827,459 837,462 847,466 855,469 849,471 840,474 826,478 809,483 789,489 767,495 744,502 719,509 696,515 673,522 652,528 633,533 618,538 605,542 597,544 594,544 1991,93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UPS</dc:title>
    <meta:creation-date>2011-02-07T16:37:37</meta:creation-date>
    <meta:editing-duration>P0D</meta:editing-duration>
    <meta:editing-cycles>1</meta:editing-cycles>
    <meta:document-statistic meta:object-count="24"/>
    <meta:generator>OpenOffice.org/3.3$Linux OpenOffice.org_project/330m20$Build-9567</meta:generator>
  </office:meta>
</office:document-meta>
</file>